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6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3.842cm"/>
    </style:style>
    <style:style style:name="co4" style:family="table-column">
      <style:table-column-properties fo:break-before="auto" style:column-width="2.409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2.189cm"/>
    </style:style>
    <style:style style:name="co7" style:family="table-column">
      <style:table-column-properties fo:break-before="auto" style:column-width="2.134cm"/>
    </style:style>
    <style:style style:name="co8" style:family="table-column">
      <style:table-column-properties fo:break-before="auto" style:column-width="2.492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79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108cm"/>
    </style:style>
    <style:style style:name="co14" style:family="table-column">
      <style:table-column-properties fo:break-before="auto" style:column-width="3.17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</style:style>
    <style:style style:name="T1" style:family="text">
      <style:text-properties style:font-name="Arial1" fo:font-weight="bold" style:font-name-asian="Arial1" style:font-weight-asian="bold" style:font-name-complex="Arial1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 fo:font-size="10pt" style:font-size-asian="10pt" style:font-size-complex="10pt"/>
    </style:style>
    <style:style style:name="T4" style:family="text">
      <style:text-properties style:font-name="Arial1"/>
    </style:style>
    <style:style style:name="T5" style:family="text">
      <style:text-properties style:font-name="Arial1" style:font-name-asian="Arial1" style:font-name-complex="Arial1"/>
    </style:style>
  </office:automatic-styles>
  <office:body>
    <office:spreadsheet>
      <table:table table:name="Bausteine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Bausteintyp</text:p>
          </table:table-cell>
          <table:table-cell table:style-name="ce1" office:value-type="string">
            <text:p>Reaktionsradbaustein</text:p>
          </table:table-cell>
          <table:table-cell table:style-name="ce1" office:value-type="string">
            <text:p>Inertial Measurement Unit Baustein (sehr genau)</text:p>
          </table:table-cell>
          <table:table-cell table:style-name="ce1" office:value-type="string">
            <text:p>Inertial Measurement Unit Baustein (Standard)</text:p>
          </table:table-cell>
          <table:table-cell table:style-name="ce1" office:value-type="string">
            <text:p>Erdsensor-Baustein</text:p>
          </table:table-cell>
          <table:table-cell table:style-name="ce1" office:value-type="string">
            <text:p>GPS-Baustein (Standard)</text:p>
          </table:table-cell>
          <table:table-cell table:style-name="ce1" office:value-type="string">
            <text:p>Control Momentum Gyroscope Baustein</text:p>
          </table:table-cell>
          <table:table-cell table:style-name="ce1" office:value-type="string">
            <text:p>TM&amp;TC-Baustein (S-Band; Transceiver+SSPA)</text:p>
          </table:table-cell>
          <table:table-cell table:style-name="ce1" office:value-type="string">
            <text:p>TM&amp;TC-Baustein (S-Band; Transponder+SSPA)</text:p>
          </table:table-cell>
          <table:table-cell table:style-name="ce1" office:value-type="string">
            <text:p>TM&amp;TC-Baustein (S-Band; Transmitter+Receiver+SSPA)</text:p>
          </table:table-cell>
          <table:table-cell table:style-name="ce1" office:value-type="string">
            <text:p>Kaltgasantriebs-Baustein</text:p>
          </table:table-cell>
          <table:table-cell table:style-name="ce1" office:value-type="string">
            <text:p>Monopropellantantriebs-Baustein (Hydrazin bzw. HPGP)</text:p>
          </table:table-cell>
          <table:table-cell table:style-name="ce1" office:value-type="string">
            <text:p>elektrischer Antriebs-Baustein</text:p>
          </table:table-cell>
          <table:table-cell table:style-name="ce1" office:value-type="string">
            <text:p>PCU-Baustein</text:p>
          </table:table-cell>
          <table:table-cell table:style-name="ce1" office:value-type="string">
            <text:p>OBC/SMU-Baustein</text:p>
          </table:table-cell>
          <table:table-cell table:style-name="ce1" office:value-type="string">
            <text:p>Solargeneratorbaustein (entfaltbar, nachführbar)</text:p>
          </table:table-cell>
          <table:table-cell table:style-name="ce1" office:value-type="string">
            <text:p>Batteriebaustein (GEO)</text:p>
          </table:table-cell>
          <table:table-cell table:style-name="ce1" office:value-type="string">
            <text:p>Sternsensorbaustein</text:p>
          </table:table-cell>
          <table:table-cell table:style-name="ce1" office:value-type="string">
            <text:p>Drallradbaustein</text:p>
          </table:table-cell>
          <table:table-cell table:style-name="ce1" office:value-type="string">
            <text:p>Reaktionsradbaustein</text:p>
          </table:table-cell>
          <table:table-cell table:style-name="ce1" office:value-type="string">
            <text:p>Inertial Measurement Unit Baustein (sehr genau)</text:p>
          </table:table-cell>
          <table:table-cell table:style-name="ce1" office:value-type="string">
            <text:p>Inertial Measurement Unit Baustein (Standard)</text:p>
          </table:table-cell>
          <table:table-cell table:style-name="ce1" office:value-type="string">
            <text:p>Magnetorquer-Baustein</text:p>
          </table:table-cell>
          <table:table-cell table:style-name="ce1" office:value-type="string">
            <text:p>Erdsensor-Baustein</text:p>
          </table:table-cell>
          <table:table-cell table:style-name="ce1" office:value-type="string">
            <text:p>GPS-Baustein (Standard)</text:p>
          </table:table-cell>
          <table:table-cell table:style-name="ce1" office:value-type="string">
            <text:p>GPS-Baustein (GPS und GLONASS)</text:p>
          </table:table-cell>
          <table:table-cell table:style-name="ce1" office:value-type="string">
            <text:p>Control Momentum Gyroscope Baustein</text:p>
          </table:table-cell>
          <table:table-cell table:style-name="ce1" office:value-type="string">
            <text:p>TM&amp;TC-Baustein (S-Band; Transceiver+SSPA)</text:p>
          </table:table-cell>
          <table:table-cell table:style-name="ce1" office:value-type="string">
            <text:p>TM&amp;TC-Baustein (S-Band; Transponder+SSPA)</text:p>
          </table:table-cell>
          <table:table-cell table:style-name="ce1" office:value-type="string">
            <text:p>TM&amp;TC-Baustein (S-Band; Transmitter+Receiver+SSPA)</text:p>
          </table:table-cell>
          <table:table-cell table:style-name="ce1" office:value-type="string">
            <text:p>Kaltgasantriebs-Baustein</text:p>
          </table:table-cell>
          <table:table-cell table:style-name="ce1" office:value-type="string">
            <text:p>Monopropellantantriebs-Baustein (Hydrazin bzw. HPGP)</text:p>
          </table:table-cell>
          <table:table-cell table:style-name="ce1" office:value-type="string">
            <text:p>elektrischer Antriebs-Baustein</text:p>
          </table:table-cell>
          <table:table-cell table:style-name="ce1" office:value-type="string">
            <text:p>PCU-Baustein</text:p>
          </table:table-cell>
          <table:table-cell table:style-name="ce1" office:value-type="string">
            <text:p>OBC/SMU-Baustein</text:p>
          </table:table-cell>
          <table:table-cell table:style-name="ce1" office:value-type="string">
            <text:p>Solargeneratorbaustein (entfaltbar, nachführbar)</text:p>
          </table:table-cell>
          <table:table-cell table:style-name="ce1" office:value-type="string">
            <text:p>Solargeneratorbaustein (entfaltbar)</text:p>
          </table:table-cell>
          <table:table-cell table:style-name="ce1" office:value-type="string">
            <text:p>Batteriebaustein</text:p>
          </table:table-cell>
          <table:table-cell table:style-name="ce1" office:value-type="string">
            <text:p>Sternsensorbaustein</text:p>
          </table:table-cell>
          <table:table-cell table:style-name="ce1" office:value-type="string">
            <text:p>Drallradbaustein</text:p>
          </table:table-cell>
          <table:table-cell table:style-name="ce1" table:number-columns-repeated="984"/>
        </table:table-row>
        <table:table-row table:style-name="ro1">
          <table:table-cell table:style-name="ce1" office:value-type="string">
            <text:p>mech. Schnittstell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4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84"/>
        </table:table-row>
        <table:table-row table:style-name="ro2">
          <table:table-cell table:style-name="ce1" office:value-type="string">
            <text:p>elektr. Schnittstelle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table:number-columns-repeated="2"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3" office:value-type="float" office:value="40">
            <text:p>40</text:p>
          </table:table-cell>
          <table:table-cell table:number-columns-repeated="2" office:value-type="float" office:value="72">
            <text:p>72</text:p>
          </table:table-cell>
          <table:table-cell office:value-type="float" office:value="104">
            <text:p>104</text:p>
          </table:table-cell>
          <table:table-cell table:number-columns-repeated="4" office:value-type="float" office:value="48">
            <text:p>48</text:p>
          </table:table-cell>
          <table:table-cell office:value-type="float" office:value="24">
            <text:p>24</text:p>
          </table:table-cell>
          <table:table-cell table:number-columns-repeated="2"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table:number-columns-repeated="4"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3" office:value-type="float" office:value="40">
            <text:p>40</text:p>
          </table:table-cell>
          <table:table-cell table:number-columns-repeated="2" office:value-type="float" office:value="72">
            <text:p>72</text:p>
          </table:table-cell>
          <table:table-cell office:value-type="float" office:value="104">
            <text:p>104</text:p>
          </table:table-cell>
          <table:table-cell table:number-columns-repeated="3"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984"/>
        </table:table-row>
        <table:table-row table:style-name="ro2">
          <table:table-cell table:style-name="ce1" office:value-type="string">
            <text:p>Datenschnittstell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4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thermale Schnittstel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austeinstruktur</text:p>
          </table:table-cell>
          <table:table-cell table:number-columns-repeated="39" office:value-type="string">
            <text:p>-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thermale Isolierung</text:p>
          </table:table-cell>
          <table:table-cell table:number-columns-repeated="39" office:value-type="string">
            <text:p>-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Strahlungsschutz</text:p>
          </table:table-cell>
          <table:table-cell table:number-columns-repeated="39" office:value-type="string">
            <text:p>-</text:p>
          </table:table-cell>
          <table:table-cell table:number-columns-repeated="984"/>
        </table:table-row>
        <table:table-row table:style-name="ro2">
          <table:table-cell table:style-name="ce1" office:value-type="string">
            <text:p>Versorgungsleitungen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table:number-columns-repeated="2"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3" office:value-type="float" office:value="40">
            <text:p>40</text:p>
          </table:table-cell>
          <table:table-cell table:number-columns-repeated="2" office:value-type="float" office:value="72">
            <text:p>72</text:p>
          </table:table-cell>
          <table:table-cell office:value-type="float" office:value="104">
            <text:p>104</text:p>
          </table:table-cell>
          <table:table-cell table:number-columns-repeated="4" office:value-type="float" office:value="48">
            <text:p>48</text:p>
          </table:table-cell>
          <table:table-cell office:value-type="float" office:value="24">
            <text:p>24</text:p>
          </table:table-cell>
          <table:table-cell table:number-columns-repeated="2"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table:number-columns-repeated="4"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3" office:value-type="float" office:value="40">
            <text:p>40</text:p>
          </table:table-cell>
          <table:table-cell table:number-columns-repeated="2" office:value-type="float" office:value="72">
            <text:p>72</text:p>
          </table:table-cell>
          <table:table-cell office:value-type="float" office:value="104">
            <text:p>104</text:p>
          </table:table-cell>
          <table:table-cell table:number-columns-repeated="3"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984"/>
        </table:table-row>
        <table:table-row table:style-name="ro2">
          <table:table-cell table:style-name="ce1" office:value-type="string">
            <text:p>Gesamt</text:p>
          </table:table-cell>
          <table:table-cell table:number-columns-repeated="39" office:value-type="string">
            <text:p>-</text:p>
          </table:table-cell>
          <table:table-cell table:number-columns-repeated="984"/>
        </table:table-row>
        <table:table-row table:style-name="ro2">
          <table:table-cell table:style-name="ce1" office:value-type="string">
            <text:p>Einsatzgebiet</text:p>
          </table:table-cell>
          <table:table-cell table:number-columns-repeated="15"/>
          <table:table-cell table:number-columns-repeated="21" office:value-type="string">
            <text:p>LEO</text:p>
          </table:table-cell>
          <table:table-cell table:number-columns-repeated="987"/>
        </table:table-row>
        <table:table-row table:style-name="ro1">
          <table:table-cell table:style-name="ce1" office:value-type="string">
            <text:p>Bausteingröß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number-columns-repeated="984"/>
        </table:table-row>
        <table:table-row table:style-name="ro2">
          <table:table-cell table:style-name="ce1" office:value-type="string">
            <text:p>Bemerkung</text:p>
          </table:table-cell>
          <table:table-cell table:number-columns-repeated="37"/>
          <table:table-cell office:value-type="string">
            <text:p>Sichtfeld je 20°</text:p>
          </table:table-cell>
          <table:table-cell table:number-columns-repeated="985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>
            <text:p>Antenn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atteriekontrolle</text:p>
          </table:table-cell>
          <table:table-cell table:number-columns-repeated="36"/>
          <table:table-cell office:value-type="float" office:value="1">
            <text:p>1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CMG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MG-Electronic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rallrad (inkl.Elektro.)</text:p>
          </table:table-cell>
          <table:table-cell table:number-columns-repeated="38"/>
          <table:table-cell office:value-type="float" office:value="1">
            <text:p>1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entfalt. Elektronik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ntfalt. Solarflächen 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ntfalt. Solarflächen 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rdsensor 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rdsensor 2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FCU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NSS-Receiver 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NSS-Receiver 2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GPS-Antenn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all Efffekt Triebwerk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Hardware-Stack 1</text:p>
          </table:table-cell>
          <table:table-cell table:number-columns-repeated="36"/>
          <table:table-cell table:number-columns-repeated="3" office:value-type="float" office:value="3">
            <text:p>3</text:p>
          </table:table-cell>
          <table:table-cell table:number-columns-repeated="984"/>
        </table:table-row>
        <table:table-row table:style-name="ro2">
          <table:table-cell table:style-name="ce1" office:value-type="string">
            <text:p>IMU (sehr genau)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IMU (Standard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Kaltgasantriebssyst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i-Ion-Batterie</text:p>
          </table:table-cell>
          <table:table-cell table:number-columns-repeated="36"/>
          <table:table-cell office:value-type="float" office:value="20">
            <text:p>20</text:p>
          </table:table-cell>
          <table:table-cell table:number-columns-repeated="986"/>
        </table:table-row>
        <table:table-row table:style-name="ro1">
          <table:table-cell table:style-name="ce1" office:value-type="string">
            <text:p>Magnetomet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gnetorqu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nopropell.System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CU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SCU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eaktionsra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eceiver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SADA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SMU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onnensensor 1</text:p>
          </table:table-cell>
          <table:table-cell table:number-columns-repeated="36"/>
          <table:table-cell table:number-columns-repeated="3" office:value-type="float" office:value="3">
            <text:p>3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Sonnensensor 2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SSP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ternsensor</text:p>
          </table:table-cell>
          <table:table-cell table:number-columns-repeated="37"/>
          <table:table-cell office:value-type="float" office:value="1">
            <text:p>1</text:p>
          </table:table-cell>
          <table:table-cell table:number-columns-repeated="985"/>
        </table:table-row>
        <table:table-row table:style-name="ro2">
          <table:table-cell table:style-name="ce1" office:value-type="string">
            <text:p>Tank 1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Tank 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ransceiv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ransmitt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ranspond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zentrale Solarfläche*</text:p>
          </table:table-cell>
          <table:table-cell table:number-columns-repeated="1023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mponenten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1012" table:default-cell-style-name="ce4"/>
        <table:table-row table:style-name="ro3">
          <table:table-cell table:style-name="ce2" office:value-type="string">
            <text:p>Bezeichnung</text:p>
          </table:table-cell>
          <table:table-cell table:style-name="ce2" office:value-type="string">
            <text:p>Länge [mm]</text:p>
          </table:table-cell>
          <table:table-cell table:style-name="ce2" office:value-type="string">
            <text:p>Breite [mm]</text:p>
          </table:table-cell>
          <table:table-cell table:style-name="ce2" office:value-type="string">
            <text:p>Tiefe [mm]</text:p>
          </table:table-cell>
          <table:table-cell table:style-name="ce2" office:value-type="string">
            <text:p>Masse [kg]</text:p>
          </table:table-cell>
          <table:table-cell table:style-name="ce2" office:value-type="string">
            <text:p>Leistung [W]</text:p>
          </table:table-cell>
          <table:table-cell table:style-name="ce2" office:value-type="string">
            <text:p>notw. Öffnungen</text:p>
          </table:table-cell>
          <table:table-cell table:style-name="ce2" office:value-type="string">
            <text:p>min. therm. Anford. [°C]</text:p>
          </table:table-cell>
          <table:table-cell table:style-name="ce2" office:value-type="string">
            <text:p>max. therm. Anford. [°C]</text:p>
          </table:table-cell>
          <table:table-cell table:style-name="ce2" office:value-type="string">
            <text:p>vertr. Strahlung [krad]</text:p>
          </table:table-cell>
          <table:table-cell table:style-name="ce5" office:value-type="string">
            <text:p>Bemerkungen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Antenne</text:p>
          </table:table-cell>
          <table:table-cell table:number-columns-repeated="2" table:style-name="ce3" office:value-type="float" office:value="82">
            <text:p>8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.08">
            <text:p>0,0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0">
            <text:p>-20</text:p>
          </table:table-cell>
          <table:table-cell table:style-name="ce3" office:value-type="float" office:value="50">
            <text:p>50</text:p>
          </table:table-cell>
          <table:table-cell table:style-name="ce3"/>
          <table:table-cell table:style-name="ce6" office:value-type="string">
            <text:p>idealisiert nach Surrey Satellite Technology Ltd. S-Band Patch Antenna; ggf. gegen andere Antenne austauschbar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Batteriekontrolle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5">
            <text:p>265</text:p>
          </table:table-cell>
          <table:table-cell table:style-name="ce3" table:number-columns-repeated="6"/>
          <table:table-cell table:style-name="ce7" office:value-type="string">
            <text:p>frei angepasst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CMG</text:p>
          </table:table-cell>
          <table:table-cell table:style-name="ce3" office:value-type="float" office:value="350">
            <text:p>350</text:p>
          </table:table-cell>
          <table:table-cell table:number-columns-repeated="2" table:style-name="ce3" office:value-type="float" office:value="270">
            <text:p>270</text:p>
          </table:table-cell>
          <table:table-cell table:style-name="ce3" office:value-type="float" office:value="15.7">
            <text:p>15,7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0">
            <text:p>-20</text:p>
          </table:table-cell>
          <table:table-cell table:style-name="ce3" office:value-type="float" office:value="55">
            <text:p>55</text:p>
          </table:table-cell>
          <table:table-cell table:style-name="ce3"/>
          <table:table-cell table:style-name="ce6" office:value-type="string">
            <text:p>idealisiert nach Astrium CMG 15-45S; Drehimpuls 15 Nms, Moment 45Nm; Genauigkeit &lt;10mrad Drehimpulsstabilität &lt;0,03%, einzeln für RFS bis 1000kg bei 3°/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CMG-Electronics</text:p>
          </table:table-cell>
          <table:table-cell table:number-columns-repeated="2" table:style-name="ce3" office:value-type="float" office:value="300">
            <text:p>3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.7">
            <text:p>2,7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-25">
            <text:p>-25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idealisiert und verkleinert nach Astrium CMG 15-45S Elektronic; für 2 CMG; <text:span text:style-name="T1">Strahlungs-schutz notwendig</text:span> 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Drallrad (inkl.Elektro.)</text:p>
          </table:table-cell>
          <table:table-cell table:number-columns-repeated="2" table:style-name="ce3" office:value-type="float" office:value="300">
            <text:p>300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16.5">
            <text:p>16,5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70">
            <text:p>70</text:p>
          </table:table-cell>
          <table:table-cell table:style-name="ce3"/>
          <table:table-cell table:style-name="ce6" office:value-type="string">
            <text:p>idealisiert nach Rockwell Collins Deutschland (TELDIX) MWI; max. Drehimpuls 100Nms; max. RFS-Masse 5000kg; auch als Reaktionsrad nutzbar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entfalt. Elektronik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6" office:value-type="string">
            <text:p>idealisiert nach Astrium Actuator Alignment Electronic; <text:span text:style-name="T2">ggf. zusätzlicher</text:span> <text:span text:style-name="T1">Strahlungsschutz notwendig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entfalt. Solarflächen 1</text:p>
          </table:table-cell>
          <table:table-cell table:style-name="ce3" office:value-type="float" office:value="1200">
            <text:p>1200</text:p>
          </table:table-cell>
          <table:table-cell table:style-name="ce3" office:value-type="float" office:value="595">
            <text:p>595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6" office:value-type="string">
            <text:p>Solarzellen: GaAS-Multijunction (240W/m², 80W/kg, EOL); Anzahl der entfalt. Solarflächen variabel (abh. von max. Last), Länge ent-spricht i.M. einem <text:s/>Dreifachbaustein, <text:span text:style-name="T2">Gestaltung variabel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entfalt. Solarflächen 2</text:p>
          </table:table-cell>
          <table:table-cell table:number-columns-repeated="2" table:style-name="ce3" office:value-type="float" office:value="1750">
            <text:p>175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00">
            <text:p>800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6" office:value-type="string">
            <text:p>Solarzellen: GaAS-Multijunction (240W/m², 80W/kg, EOL); Anzahl der entfalt. Solarflächen variabel (abh. von max. Last) 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Erdsensor 1</text:p>
          </table:table-cell>
          <table:table-cell table:number-columns-repeated="2" table:style-name="ce3" office:value-type="float" office:value="210">
            <text:p>210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5">
            <text:p>-25</text:p>
          </table:table-cell>
          <table:table-cell table:style-name="ce3" office:value-type="float" office:value="55">
            <text:p>55</text:p>
          </table:table-cell>
          <table:table-cell table:style-name="ce3"/>
          <table:table-cell table:style-name="ce6" office:value-type="string">
            <text:p>idealisiert nach EADS-Sodern STD 15 Earth Sensor; Ausrichtung 0,035° (bias), Rauschen 0,015° (noise); Orbitbereich 15000 – 140000km;<text:span text:style-name="T2"> ggf.</text:span> <text:span text:style-name="T1">Strahlungsschutz notwendig</text:span>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Erdsensor 2</text:p>
          </table:table-cell>
          <table:table-cell table:style-name="ce3" office:value-type="float" office:value="390">
            <text:p>390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0">
            <text:p>-20</text:p>
          </table:table-cell>
          <table:table-cell table:style-name="ce3" office:value-type="float" office:value="50">
            <text:p>50</text:p>
          </table:table-cell>
          <table:table-cell table:style-name="ce3"/>
          <table:table-cell table:style-name="ce6" office:value-type="string">
            <text:p>idealisiert nach EADS-Sodern STD 16 Earth Sensor; Ausrichtung 0,06° (bias), Rauschen 0,042° (noise); Orbitbereich 300 – 6000km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FCU</text:p>
          </table:table-cell>
          <table:table-cell table:style-name="ce3" office:value-type="float" office:value="410">
            <text:p>410</text:p>
          </table:table-cell>
          <table:table-cell table:style-name="ce3" office:value-type="float" office:value="295">
            <text:p>295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6"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<text:span text:style-name="T2">Heizsystem noch unberücksichtigt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GNSS-Receiver 1</text:p>
          </table:table-cell>
          <table:table-cell table:style-name="ce3" office:value-type="float" office:value="284">
            <text:p>284</text:p>
          </table:table-cell>
          <table:table-cell table:style-name="ce3" office:value-type="float" office:value="272">
            <text:p>272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0">
            <text:p>-2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idealisiert nach Astrium Mosaic GNSS Receiver; Pos. &lt;150m, Geschw. &lt;0,02m/s, Zeit &lt;750ns; geeignet für L1 C/A Code; <text:span text:style-name="T2">ggf.</text:span> <text:span text:style-name="T1">Strahlungsschutz notwendig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GNSS-Receiver 2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190">
            <text:p>190</text:p>
          </table:table-cell>
          <table:table-cell table:style-name="ce3" office:value-type="float" office:value="164">
            <text:p>164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5">
            <text:p>-25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idealisiert nach ThalesAlenia LAGRANGE<text:span text:style-name="T3">TM</text:span>; Pos. 8m, Geschw. 0,1m/s, Zeit <text:span text:style-name="T4">±250ns; geeignet für L1 und L2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GPS-Antenne</text:p>
          </table:table-cell>
          <table:table-cell table:number-columns-repeated="2" table:style-name="ce3" office:value-type="float" office:value="200">
            <text:p>20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0.75">
            <text:p>0,75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6" office:value-type="string">
            <text:p>idealisiert nach RUAG Extended GPS PEC Antenna; geeignet für L1 und L2, Platzhalter für in LAGRANGE enthaltene Antenne 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Hall Efffekt Triebwerk</text:p>
          </table:table-cell>
          <table:table-cell table:style-name="ce3" office:value-type="float" office:value="140">
            <text:p>140</text:p>
          </table:table-cell>
          <table:table-cell table:number-columns-repeated="2" table:style-name="ce3" office:value-type="float" office:value="240">
            <text:p>24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6"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Hardware-Stack 1</text:p>
          </table:table-cell>
          <table:table-cell table:style-name="ce3" office:value-type="float" office:value="171">
            <text:p>171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2">
            <text:p>0,2</text:p>
          </table:table-cell>
          <table:table-cell table:style-name="ce3" table:number-columns-repeated="5"/>
          <table:table-cell table:style-name="ce6" office:value-type="string">
            <text:p>Stack angepasst an Dimensionen von Europaplatinen, Dimensionen an endgültige Platinenform anpassbar, Verwendung mehrerer Stacks möglich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IMU (sehr genau)</text:p>
          </table:table-cell>
          <table:table-cell table:style-name="ce3" office:value-type="float" office:value="490">
            <text:p>490</text:p>
          </table:table-cell>
          <table:table-cell table:style-name="ce3" office:value-type="float" office:value="330">
            <text:p>330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0">
            <text:p>-1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idealisiert nach Astrium Astrix200; Ausrichtung &lt;0,0005°/h (bias), Stabilität &lt;0,001°/h, Rauschen &lt;0,0001°/<text:span text:style-name="T5">√h (noise); Werte gelten für EOL; </text:span><text:span text:style-name="T1">Strahlungs-schutz notwendig</text:span>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IMU (Standard)</text:p>
          </table:table-cell>
          <table:table-cell table:number-columns-repeated="2" table:style-name="ce3" office:value-type="float" office:value="206">
            <text:p>206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5">
            <text:p>-25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idealisiert nach Astrium Astrix3M²; Ausrichtung &lt;0,01°/h (bias), Stabilität &lt;0,8°/h, Rauschen &lt;0,005°/<text:span text:style-name="T5">√h (noise); Werte gelten für EOL; </text:span><text:span text:style-name="T1">Strahlungs-schutz notwendig</text:span>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Kaltgasantriebssyst.</text:p>
          </table:table-cell>
          <table:table-cell table:style-name="ce3" office:value-type="float" office:value="100">
            <text:p>100</text:p>
          </table:table-cell>
          <table:table-cell table:number-columns-repeated="2" table:style-name="ce3" office:value-type="float" office:value="400">
            <text:p>40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5">
            <text:p>5</text:p>
          </table:table-cell>
          <table:table-cell table:style-name="ce3" table:number-columns-repeated="3"/>
          <table:table-cell table:style-name="ce6" office:value-type="string">
            <text:p>idealisiert nach RTG Aero-Hydraulic Inc. (Ventile, Filter, Druckregler, Wandler und Düsen); Schub-bereich 0,01...1,0N; <text:span text:style-name="T2">Heizsystem noch unberücksichtigt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Li-Ion-Batterie</text:p>
          </table:table-cell>
          <table:table-cell table:style-name="ce3" office:value-type="float" office:value="250">
            <text:p>250</text:p>
          </table:table-cell>
          <table:table-cell table:number-columns-repeated="2" table:style-name="ce3" office:value-type="float" office:value="53">
            <text:p>53</text:p>
          </table:table-cell>
          <table:table-cell table:style-name="ce3" office:value-type="float" office:value="1.11">
            <text:p>1,1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5">
            <text:p>35</text:p>
          </table:table-cell>
          <table:table-cell table:style-name="ce3"/>
          <table:table-cell table:style-name="ce6" office:value-type="string">
            <text:p>idealisiert nach SAFT VES 180; Zusammenschaltung für 100Ah bei 36V → jeweils 10 Batterien in Reihe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Magnetometer</text:p>
          </table:table-cell>
          <table:table-cell table:style-name="ce3" office:value-type="float" office:value="350">
            <text:p>350</text:p>
          </table:table-cell>
          <table:table-cell table:number-columns-repeated="2"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55">
            <text:p>-55</text:p>
          </table:table-cell>
          <table:table-cell table:style-name="ce3" office:value-type="float" office:value="85">
            <text:p>85</text:p>
          </table:table-cell>
          <table:table-cell table:style-name="ce3"/>
          <table:table-cell table:style-name="ce6" office:value-type="string">
            <text:p>idealisiert nach SpaceQuest Ltd. MAG-3; Magnetometer ist auf einem ausfahrbaren Ausleger montiert (24 W für Ausleger angenommen)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Magnetorquer</text:p>
          </table:table-cell>
          <table:table-cell table:style-name="ce3" office:value-type="float" office:value="350">
            <text:p>35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6" office:value-type="string">
            <text:p>idealisiert und Werte abgeleitet nach ZARM-Technik MT80-1 bzw. MT250-2; magnet. Moment ca. 60-80Am² je Spule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Monopropell.System</text:p>
          </table:table-cell>
          <table:table-cell table:style-name="ce3" office:value-type="float" office:value="100">
            <text:p>100</text:p>
          </table:table-cell>
          <table:table-cell table:number-columns-repeated="2" table:style-name="ce3" office:value-type="float" office:value="400">
            <text:p>40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">
            <text:p>5</text:p>
          </table:table-cell>
          <table:table-cell table:style-name="ce3" table:number-columns-repeated="3"/>
          <table:table-cell table:style-name="ce6" office:value-type="string">
            <text:p>idealisiert nach RTG Aero-Hydraulic Inc. (Filter, Wandler), Astrium (Düsen), VACCO (Latch Valve) Schubbereich 1,0-22N; seitliche Düsen um 90° drehbar montierbar, <text:span text:style-name="T2">Heizsystem noch unberücksichtigt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PCU</text:p>
          </table:table-cell>
          <table:table-cell table:number-columns-repeated="3" table:style-name="ce3" office:value-type="float" office:value="350">
            <text:p>350</text:p>
          </table:table-cell>
          <table:table-cell table:style-name="ce3" office:value-type="float" office:value="25">
            <text:p>25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-15">
            <text:p>-15</text:p>
          </table:table-cell>
          <table:table-cell table:style-name="ce3" office:value-type="float" office:value="60">
            <text:p>60</text:p>
          </table:table-cell>
          <table:table-cell table:style-name="ce3"/>
          <table:table-cell table:style-name="ce6" office:value-type="string">
            <text:p>Daten idealisiert und verkleinert nach Astrium GEO Medium Power PCU; <text:span text:style-name="T2">es wurde noch keine Aussage bezüglich zentrale oder dezentrale PCU getroffen 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PSCU</text:p>
          </table:table-cell>
          <table:table-cell table:style-name="ce3" office:value-type="float" office:value="190">
            <text:p>190</text:p>
          </table:table-cell>
          <table:table-cell table:number-columns-repeated="2" table:style-name="ce3" office:value-type="float" office:value="350">
            <text:p>35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6" office:value-type="string">
            <text:p>idealisiert und verkleinert nach Alcatel <text:s/>ETCA PSCU (Power Supply and Control Unit), Buseingangsspannung 100 V 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Reaktionsrad</text:p>
          </table:table-cell>
          <table:table-cell table:number-columns-repeated="2" table:style-name="ce3" office:value-type="float" office:value="300">
            <text:p>300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16.5">
            <text:p>16,5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70">
            <text:p>70</text:p>
          </table:table-cell>
          <table:table-cell table:style-name="ce3"/>
          <table:table-cell table:style-name="ce6" office:value-type="string">
            <text:p>idealisiert nach Rockwell Collins Deutschland (TELDIX) MWI; max. Drehimpuls 100Nms; max. RFS-Masse 5000kg; auch als Drallrad nutzbar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Receiver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165">
            <text:p>165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60">
            <text:p>60</text:p>
          </table:table-cell>
          <table:table-cell table:style-name="ce6" office:value-type="string">
            <text:p>idealisiert nach L-3 Communications CR-313 Receiver; uplink max. 128kbps, RF input power max. +3dBm, noise max. 4dB; <text:span text:style-name="T1">Strahlungs-schutz notwendig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SADA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370">
            <text:p>370</text:p>
          </table:table-cell>
          <table:table-cell table:style-name="ce3" office:value-type="float" office:value="155">
            <text:p>155</text:p>
          </table:table-cell>
          <table:table-cell table:style-name="ce3" office:value-type="float" office:value="8.6">
            <text:p>8,6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6" office:value-type="string">
            <text:p>idealisiert nach MOOG Type 55 Solar Array Drive Assembly 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SMU</text:p>
          </table:table-cell>
          <table:table-cell table:style-name="ce3" office:value-type="float" office:value="290">
            <text:p>290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260">
            <text:p>260</text:p>
          </table:table-cell>
          <table:table-cell table:style-name="ce3" office:value-type="float" office:value="9.5">
            <text:p>9,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5">
            <text:p>-25</text:p>
          </table:table-cell>
          <table:table-cell table:style-name="ce3" office:value-type="float" office:value="60">
            <text:p>60</text:p>
          </table:table-cell>
          <table:table-cell table:style-name="ce3"/>
          <table:table-cell table:style-name="ce6" office:value-type="string">
            <text:p>Daten idealisiert nach ThalesAlenia SMU-V1; <text:span text:style-name="T2">es wurde noch keine Aussage bezüglich zentrale oder dezentrale OBC/SMU getroffen 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Sonnensensor 1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.05">
            <text:p>0,05</text:p>
          </table:table-cell>
          <table:table-cell table:style-name="ce3"/>
          <table:table-cell table:style-name="ce3" table:formula="of:=#REF!" office:value-type="float" office:value="0">
            <text:p>#REF!</text:p>
          </table:table-cell>
          <table:table-cell table:style-name="ce3" office:value-type="float" office:value="-50">
            <text:p>-50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100000">
            <text:p>100000</text:p>
          </table:table-cell>
          <table:table-cell table:style-name="ce6" office:value-type="string">
            <text:p>idealisiert nach Miniaturised Analog Fine Sun Sensor (ISIS), Accuracy 0,3°, Blickfeld 128° x 128°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Sonnensensor 2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4">
            <text:p>0,4</text:p>
          </table:table-cell>
          <table:table-cell table:style-name="ce3" office:value-type="float" office:value="0.2">
            <text:p>0,2</text:p>
          </table:table-cell>
          <table:table-cell table:style-name="ce3" table:formula="of:=#REF!" office:value-type="float" office:value="0">
            <text:p>#REF!</text:p>
          </table:table-cell>
          <table:table-cell table:style-name="ce3" office:value-type="float" office:value="-80">
            <text:p>-80</text:p>
          </table:table-cell>
          <table:table-cell table:style-name="ce3" office:value-type="float" office:value="90">
            <text:p>90</text:p>
          </table:table-cell>
          <table:table-cell table:style-name="ce3"/>
          <table:table-cell table:style-name="ce6" office:value-type="string">
            <text:p>idealisiert nach Bradford Fine &amp; Coarse Sun Sensor CSS Accuracy &lt;1° (bias error &lt;0,15°)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SSPA</text:p>
          </table:table-cell>
          <table:table-cell table:style-name="ce3" office:value-type="float" office:value="217">
            <text:p>217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0.75">
            <text:p>0,7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0">
            <text:p>-20</text:p>
          </table:table-cell>
          <table:table-cell table:style-name="ce3" office:value-type="float" office:value="75">
            <text:p>75</text:p>
          </table:table-cell>
          <table:table-cell table:style-name="ce3"/>
          <table:table-cell table:style-name="ce6" office:value-type="string">
            <text:p>idealisiert nach Astrium L/S Band SSPA; nominal RF output power 15W; <text:span text:style-name="T1">Strahlungsschutz notwendig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Sternsensor</text:p>
          </table:table-cell>
          <table:table-cell table:number-columns-repeated="2" table:style-name="ce3" office:value-type="float" office:value="150">
            <text:p>150</text:p>
          </table:table-cell>
          <table:table-cell table:style-name="ce3" office:value-type="float" office:value="375">
            <text:p>37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30">
            <text:p>-30</text:p>
          </table:table-cell>
          <table:table-cell table:style-name="ce3" office:value-type="float" office:value="60">
            <text:p>60</text:p>
          </table:table-cell>
          <table:table-cell table:style-name="ce3"/>
          <table:table-cell table:style-name="ce6" office:value-type="string">
            <text:p>idealisiert nach Jena-Optronik AstroAPS; random error &lt;1arcsec (pitch/yaw) &lt;8arcsec (roll); <text:s text:c="3"/>bias error &lt;2arcsec (pitch/yaw) &lt;8arcsec (roll); Sichtfeld 20°<text:span text:style-name="T4">Ø; Peltierkühlung der Optik, strahlungsfest</text:span>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Tank 1</text:p>
          </table:table-cell>
          <table:table-cell table:style-name="ce3" office:value-type="float" office:value="700">
            <text:p>700</text:p>
          </table:table-cell>
          <table:table-cell table:number-columns-repeated="2" table:style-name="ce3" office:value-type="float" office:value="350">
            <text:p>350</text:p>
          </table:table-cell>
          <table:table-cell table:style-name="ce3" office:value-type="float" office:value="44">
            <text:p>44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6" office:value-type="string">
            <text:p>Tank idealisiert nach VEGA AVUM Gas Tank (ATK-Space Systems Inc.), Arbeitsdruck 310 bar, Blow Down System, Leertankmasse ca. 22 kg, Gasmasse ca. 22 kg, <text:span text:style-name="T2">Tank ist in der Länge variabel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Tank 2</text:p>
          </table:table-cell>
          <table:table-cell table:style-name="ce3" office:value-type="float" office:value="691">
            <text:p>691</text:p>
          </table:table-cell>
          <table:table-cell table:number-columns-repeated="2" table:style-name="ce3" office:value-type="float" office:value="350">
            <text:p>350</text:p>
          </table:table-cell>
          <table:table-cell table:style-name="ce3" office:value-type="float" office:value="52">
            <text:p>5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3"/>
          <table:table-cell table:style-name="ce6" office:value-type="string">
            <text:p>Tank idealisiert nach VEGA AVUM Gas Tank (ATK-Space Systems Inc.), Blow Down System, Leertankmasse ca. 22 kg, Treibstoffmasse ca. 30 kg (MMH, Anfangsdruck 25 bar), <text:span text:style-name="T2">Tank ist in der Länge variabel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Transceiver</text:p>
          </table:table-cell>
          <table:table-cell table:style-name="ce3" office:value-type="float" office:value="204">
            <text:p>204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0">
            <text:p>-20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idealisiert nach General Dynamics Multi-Mode S-Band Transceiver; uplink max. 512kbps, noise figure &lt;2,5dB; down-link max. 6Mbps; <text:span text:style-name="T1">Strahlungsschutz notwendig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Transmitter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6" office:value-type="string">
            <text:p>idealisiert nach L-3 Communications T-710() Transmitter; downlink 1,6Mbps, RF output power &gt;3W; <text:span text:style-name="T1">Strahlungs-schutz notwendig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Transponder</text:p>
          </table:table-cell>
          <table:table-cell table:style-name="ce3" office:value-type="float" office:value="230">
            <text:p>230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0">
            <text:p>-20</text:p>
          </table:table-cell>
          <table:table-cell table:style-name="ce3" office:value-type="float" office:value="60">
            <text:p>60</text:p>
          </table:table-cell>
          <table:table-cell table:style-name="ce3"/>
          <table:table-cell table:style-name="ce6" office:value-type="string">
            <text:p>idealisiert nach General Dynamics Advanced Multi-Mode Transponder (AMT-R) für Lunar Reconnais-sance Orbiter;; uplink max. 1Mbps, noise figure &lt;2,5dB; down-link max. 6Mbps; <text:span text:style-name="T1">evtl. zusätzl. Strah-lungsschutz notwendig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zentrale Solarfläche*</text:p>
          </table:table-cell>
          <table:table-cell table:number-columns-repeated="2" table:style-name="ce3" office:value-type="float" office:value="1200">
            <text:p>12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350">
            <text:p>350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6" office:value-type="string">
            <text:p>Solarzellen: GaAS-Multijunction (240W/m², 80W/kg, EOL); Länge ent-spricht i.M. einem <text:s/>Dreifachbaustein, <text:span text:style-name="T2">Gestaltung variabel <text:s/></text:span></text:p>
          </table:table-cell>
          <table:table-cell table:number-columns-repeated="1013"/>
        </table:table-row>
        <table:table-row table:style-name="ro3" table:number-rows-repeated="1048492">
          <table:table-cell table:number-columns-repeated="1024"/>
        </table:table-row>
        <table:table-row table:style-name="ro4" table:number-rows-repeated="4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Bausteine.A2:Bausteine.AMI1048504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Komponenten.A2:Komponenten.AMJ1048532" table:contains-header="false">
          <table:sort>
            <table:sort-by table:field-number="0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00.00.0000</text:date>, <text:time style:data-style-name="N2" text:time-value="0000-00-00T16:25:45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0-24T17:56:09</dc:date>
    <meta:editing-duration>P1DT23H49M3S</meta:editing-duration>
    <meta:editing-cycles>317</meta:editing-cycles>
    <meta:generator>LibreOffice/3.6$Linux_X86_64 LibreOffice_project/360m1$Build-2</meta:generator>
    <meta:document-statistic meta:table-count="2" meta:cell-count="836" meta:object-count="0"/>
  </office:meta>
</office:document-meta>
</file>